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 style:list-style-name="L1">
      <style:text-properties officeooo:rsid="0010be29" officeooo:paragraph-rsid="0010be29"/>
    </style:style>
    <style:style style:name="P4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text-properties officeooo:paragraph-rsid="0010be29"/>
    </style:style>
    <style:style style:name="P7" style:family="paragraph" style:parent-style-name="Table_20_Contents">
      <style:text-properties officeooo:rsid="0010be29" officeooo:paragraph-rsid="0010be29"/>
    </style:style>
    <style:style style:name="P8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9" style:family="paragraph" style:parent-style-name="Table_20_Contents">
      <style:text-properties officeooo:rsid="0014429e" officeooo:paragraph-rsid="0014429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be29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Gérer un compte membre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itre</text:p>
          </table:table-cell>
          <table:table-cell table:style-name="Table1.B1" office:value-type="string">
            <text:p text:style-name="P9">Consulter son crédit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6" office:value-type="string">
            <text:p text:style-name="P7">Use-case général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6" office:value-type="string">
            <text:p text:style-name="P7">L'acteur désire consulter le crédit qu'il lui reste.</text:p>
          </table:table-cell>
        </table:table-row>
        <table:table-row>
          <table:table-cell table:style-name="Table1.A2" office:value-type="string">
            <text:p text:style-name="P8">Acteurs</text:p>
          </table:table-cell>
          <table:table-cell table:style-name="Table1.B6" office:value-type="string">
            <text:p text:style-name="P7">Utilisateur-membre</text:p>
          </table:table-cell>
        </table:table-row>
        <table:table-row>
          <table:table-cell table:style-name="Table1.A2" office:value-type="string">
            <text:p text:style-name="P8">Préconditions</text:p>
          </table:table-cell>
          <table:table-cell table:style-name="Table1.B6" office:value-type="string">
            <text:p text:style-name="P7">L'acteur doit être authentifié.</text:p>
          </table:table-cell>
        </table:table-row>
        <table:table-row>
          <table:table-cell table:style-name="Table1.A2" office:value-type="string">
            <text:p text:style-name="P8">Postconditions</text:p>
          </table:table-cell>
          <table:table-cell table:style-name="Table1.B6" office:value-type="string">
            <text:p text:style-name="P7">Aucune</text:p>
          </table:table-cell>
        </table:table-row>
        <table:table-row>
          <table:table-cell table:style-name="Table1.A2" office:value-type="string">
            <text:p text:style-name="P8">Exceptions</text:p>
          </table:table-cell>
          <table:table-cell table:style-name="Table1.B7" office:value-type="string">
            <text:p text:style-name="P7">Aucune</text:p>
          </table:table-cell>
        </table:table-row>
      </table:table>
      <text:p text:style-name="P5"/>
      <text:p text:style-name="P4">Lorsque l'utilisateur désire effectuer une transaction, il lui faut être authentifié pour accéder à son compte et avoir un certain nombre de crédits. Il est possible à l'utilisateur de savoir le nombre de crédits qu'il lui reste pour décider de renouveller ou non son crédit.</text:p>
      <text:p text:style-name="P4"/>
      <text:p text:style-name="P4"/>
      <text:p text:style-name="P2">Scénario d'opération</text:p>
      <text:list xml:id="list4066908611629849505" text:style-name="L1">
        <text:list-item>
          <text:p text:style-name="P6"><text:span text:style-name="T2">L'utilisateur s'authentifie et passe alors au status de « membre ».</text:span></text:p>
        </text:list-item>
        <text:list-item>
          <text:p text:style-name="P3"><text:span text:style-name="T2">L</text:span><text:span text:style-name="T1">e membre a désormais accès à son compte et peut consulter son compte.</text:span></text:p>
        </text:list-item>
        <text:list-item>
          <text:p text:style-name="P3"><text:span text:style-name="T1">Le membre peut renouveller le nombre de crédits, se déconnecter ou effectuer d'autres opérations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1-31T19:09:04.761171428</dc:date>
    <meta:editing-duration>PT23M56S</meta:editing-duration>
    <meta:editing-cycles>6</meta:editing-cycles>
    <meta:generator>LibreOffice/4.4.7.2$Linux_X86_64 LibreOffice_project/40m0$Build-2</meta:generator>
    <meta:document-statistic meta:table-count="1" meta:image-count="0" meta:object-count="0" meta:page-count="1" meta:paragraph-count="21" meta:word-count="123" meta:character-count="803" meta:non-whitespace-character-count="704"/>
  </office:meta>
</office:document-meta>
</file>